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ileSyncInspector</text:h>
      <text:p text:style-name="Text_20_body"><text:span text:style-name="Strong_20_Emphasis">Popis projektu</text:span></text:p>
      <text:p text:style-name="Text_20_body">FileSyncInspector je jednoduchá a přehledná desktopová aplikace pro Windows, která slouží k porovnávání dvou složek na pevném disku nebo jiném úložišti. Je navržena pro snadné ověření, že kopírování souborů mezi dvěma místy proběhlo správně a bez ztráty dat.</text:p>
      <text:p text:style-name="P1">Aplikace zkontroluje nejen přítomnost všech souborů a složek, ale také bitovou shodu souborů, aby se odhalily případné poškozené, chybějící nebo změněné soubory.</text:p>
      <text:p text:style-name="Horizontal_20_Line"/>
      <text:p text:style-name="Text_20_body"><text:span text:style-name="Strong_20_Emphasis">Proč FileSyncInspector?</text:span></text:p>
      <text:list text:style-name="L1">
        <text:list-item>
          <text:p text:style-name="P2">Rychlá kontrola kompletnosti a integrity dat po kopírování</text:p>
        </text:list-item>
        <text:list-item>
          <text:p text:style-name="P2">Pomoc při odhalování chyb při přenosu souborů, zejména u větších objemů dat</text:p>
        </text:list-item>
        <text:list-item>
          <text:p text:style-name="P2">Uživatelsky přívětivé zobrazení rozdílů jak v textové podobě, tak ve stromové struktuře</text:p>
        </text:list-item>
        <text:list-item>
          <text:p text:style-name="P2">Užitečné kohokoliv, kdo potřebuje mít jistotu, že data byla zkopírována správně</text:p>
        </text:list-item>
      </text:list>
      <text:p text:style-name="Horizontal_20_Line"/>
      <text:p text:style-name="Text_20_body"><text:span text:style-name="Strong_20_Emphasis">Typické scénáře použití</text:span></text:p>
      <text:list text:style-name="L2">
        <text:list-item>
          <text:p text:style-name="P3">Ověření integrity záloh důležitých dokumentů či projektů</text:p>
        </text:list-item>
        <text:list-item>
          <text:p text:style-name="P3">Detekce poškozených nebo změněných souborů na diskových oddílech s podezřením na selhání disku</text:p>
        </text:list-item>
        <text:list-item>
          <text:p text:style-name="P3">Porovnání dvou verzí složek, zda jsou identické</text:p>
        </text:list-item>
      </text:list>
      <text:p text:style-name="Horizontal_20_Line"/>
      <text:p text:style-name="Text_20_body"><text:span text:style-name="Strong_20_Emphasis">Funkce</text:span></text:p>
      <text:list text:style-name="L3">
        <text:list-item>
          <text:p text:style-name="P4">Porovnání souborů a složek včetně rekurze do podsložek</text:p>
        </text:list-item>
        <text:list-item>
          <text:p text:style-name="P4">Barevné označení chybějících (červená), přidaných (zelená) a modifikovaných (oranžová) položek</text:p>
        </text:list-item>
        <text:list-item>
          <text:p text:style-name="P4">Přepínání mezi textovým a stromovým zobrazením výsledků</text:p>
        </text:list-item>
        <text:list-item>
          <text:p text:style-name="P4">Detailní bitové porovnání obsahu souborů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2T03:31:16.381546100</meta:creation-date>
    <dc:date>2025-08-12T03:33:38.933125700</dc:date>
    <meta:editing-duration>PT2M22S</meta:editing-duration>
    <meta:editing-cycles>4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8" meta:word-count="180" meta:character-count="1252" meta:non-whitespace-character-count="1101"/>
  </office:meta>
</office:document-meta>
</file>